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11e079" officeooo:paragraph-rsid="0011e079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officeooo:paragraph-rsid="0011e079" style:font-weight-asian="normal" style:font-weight-complex="normal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normal" officeooo:rsid="001330e9" officeooo:paragraph-rsid="001330e9" style:font-weight-asian="normal" style:font-weight-complex="normal"/>
    </style:style>
    <style:style style:name="P7" style:family="paragraph" style:parent-style-name="Standard">
      <style:paragraph-properties fo:break-before="page"/>
      <style:text-properties fo:font-weight="bold" officeooo:rsid="001330e9" officeooo:paragraph-rsid="001330e9" style:font-weight-asian="bold" style:font-weight-complex="bold"/>
    </style:style>
    <style:style style:name="P8" style:family="paragraph" style:parent-style-name="Standard">
      <style:text-properties fo:font-weight="bold" officeooo:rsid="001330e9" officeooo:paragraph-rsid="001330e9" style:font-weight-asian="bold" style:font-weight-complex="bold"/>
    </style:style>
    <style:style style:name="T1" style:family="text">
      <style:text-properties officeooo:rsid="0011e079"/>
    </style:style>
    <style:style style:name="T2" style:family="text">
      <style:text-properties officeooo:rsid="001330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>Contracte de compravenda</text:p>
      <text:p text:style-name="P2"/>
      <text:p text:style-name="P3">D'una part, <text:span text:style-name="T1">el senyor</text:span> Ó<text:span text:style-name="T1">scar Martínez Cabrera</text:span> amb DNI núm. contrac-</text:p>
      <text:p text:style-name="P4">tants <text:span text:style-name="T1">41606202F</text:span>, amb domicili al carrer de <text:span text:style-name="T1">Fernandez de Angulo</text:span>, <text:span text:style-name="T1">10</text:span> de Maó, com a</text:p>
      <text:p text:style-name="P3">part venedora.</text:p>
      <text:p text:style-name="P3"/>
      <text:p text:style-name="P3"/>
      <text:p text:style-name="P3"><text:span text:style-name="T1">I</text:span> de l'altra, el senyor Jesús Amengual Florit, amb DNI núm. <text:span text:style-name="T1">41602497M</text:span>,</text:p>
      <text:p text:style-name="P3">amb domicili al carrer Major, 24, <text:span text:style-name="T1">Ciutadella</text:span>, com a part compradora.</text:p>
      <text:p text:style-name="P3"/>
      <text:p text:style-name="P3"/>
      <text:p text:style-name="P3">Les dues parts actuen en nom propi i es reconeixen recíprocament la</text:p>
      <text:p text:style-name="P3">capacitat legal necessària per contractar.</text:p>
      <text:p text:style-name="P3"/>
      <text:p text:style-name="P3"/>
      <text:p text:style-name="P3">MANIFESTEN</text:p>
      <text:p text:style-name="P4"/>
      <text:p text:style-name="P4">1. Que <text:span text:style-name="T1">el senyor</text:span> <text:s/>Ó<text:span text:style-name="T1">scar Martínez Cabrera</text:span> és propietària de l'habitatge</text:p>
      <text:p text:style-name="P4">situat al número <text:span text:style-name="T1">10</text:span>, al carrer de <text:span text:style-name="T1">Fernandez de Angulo de Maó.</text:span></text:p>
      <text:p text:style-name="P3"/>
      <text:p text:style-name="P3"/>
      <text:p text:style-name="P3">2. Que el dit habitatge està lliure de càrregues i d'arrendaments.</text:p>
      <text:p text:style-name="P3"/>
      <text:p text:style-name="P3"/>
      <text:p text:style-name="P3">3. Que <text:span text:style-name="T1">el senyor Martínez</text:span> vol vendre l'habitatge esmentat i <text:span text:style-name="T2">al senyor</text:span></text:p>
      <text:p text:style-name="P3">Amengual vol comprar-lo, per la qual cosa formalitzen aquest contracte</text:p>
      <text:p text:style-name="P3">de compravenda, que es regeix pels pactes següents.</text:p>
      <text:p text:style-name="P7">PACTES</text:p>
      <text:p text:style-name="P8"/>
      <text:p text:style-name="P6">1. El senyor Martínez ven l'habitatge esmentat al senyor Amengual i aquest</text:p>
      <text:p text:style-name="P6">el compra.</text:p>
      <text:p text:style-name="P6"/>
      <text:p text:style-name="P6">2. El preu d'aquesta compravenda és de cent vint mil (120.000) euros,</text:p>
      <text:p text:style-name="P6">que es paguen d'acord amb les especificacions següents:</text:p>
      <text:p text:style-name="P6"/>
      <text:p text:style-name="P6">a) Vint mil (20.000) euros els lliura el comprador a la venedora en el</text:p>
      <text:p text:style-name="P6">moment de signar aquest contracte.</text:p>
      <text:p text:style-name="P6"/>
      <text:p text:style-name="P6">b) Els cent mil (100.000) euros restants els pagarà el comprador en l'ac-</text:p>
      <text:p text:style-name="P6">te de signatura de l'escriptura pública de compravenda.</text:p>
      <text:p text:style-name="P6"/>
      <text:p text:style-name="P6">3. El senyor Martínez es compromet a transmetre la possessió de l'habitat-</text:p>
      <text:p text:style-name="P6">ge, lliure de càrregues, arrendataris i ocupants, en la data de la signatura</text:p>
      <text:p text:style-name="P6">de l'escriptura pública.</text:p>
      <text:p text:style-name="P6"/>
      <text:p text:style-name="P6">4. Les despeses derivades de la signatura d'aquest contracte, de l'atorga-</text:p>
      <text:p text:style-name="P6">ment de l'escriptura pública i de la inscripció en el Registre de la</text:p>
      <text:p text:style-name="P6">Propietat, i l'impost sobre transmissions patrimonials seran a càrrec del</text:p>
      <text:p text:style-name="P6">comprador.</text:p>
      <text:p text:style-name="P6"/>
      <text:p text:style-name="P6">5. El venedor es farà càrrec de l'impost de plusvàlua.</text:p>
      <text:p text:style-name="P6"/>
      <text:p text:style-name="P6">6. Les parts estableixen un termini de seixanta dies des de la signatura</text:p>
      <text:p text:style-name="P6">d'aquest contracte per a l'atorgament de l'escriptura pública de compra-</text:p>
      <text:p text:style-name="P6">venda, que es farà el dia que fixi la venedora, davant el notari Joan Pons Pons.</text:p>
      <text:p text:style-name="P6"/>
      <text:p text:style-name="P6">7. Les parts se sotmeten a la jurisdicció dels jutjats de Maó per resoldre</text:p>
      <text:p text:style-name="P6">qualsevol divergència o litigi sobre la interpretació d'aquest contracte.</text:p>
      <text:p text:style-name="P6"/>
      <text:p text:style-name="P6">I, com a prova de conformitat, les dues parts signen aquest contracte en</text:p>
      <text:p text:style-name="P6">dos exemplars, en el lloc i en la data esmentats més avall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weight="bold" officeooo:rsid="0011e079" officeooo:paragraph-rsid="0011e07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ONTRACT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9:07:34.111879314</meta:creation-date>
    <dc:date>2023-11-10T09:26:59.648812932</dc:date>
    <meta:editing-duration>PT17M4S</meta:editing-duration>
    <meta:editing-cycles>2</meta:editing-cycles>
    <meta:generator>LibreOffice/7.6.2.1$Linux_X86_64 LibreOffice_project/56f7684011345957bbf33a7ee678afaf4d2ba333</meta:generator>
    <meta:document-statistic meta:table-count="0" meta:image-count="0" meta:object-count="0" meta:page-count="2" meta:paragraph-count="40" meta:word-count="372" meta:character-count="2238" meta:non-whitespace-character-count="1905"/>
  </office:meta>
</office:document-meta>
</file>